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61cm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139cm"/>
    </style:style>
    <style:style style:name="Tabella1.A4" style:family="table-cell">
      <style:table-cell-properties style:vertical-align="middle"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66cm" fo:keep-together="auto"/>
    </style:style>
    <style:style style:name="Tabella1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39cm" fo:background-color="transparent" fo:keep-together="auto">
        <style:background-image/>
      </style:table-row-properties>
    </style:style>
    <style:style style:name="Tabella1.A1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4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7" style:family="table-row">
      <style:table-row-properties style:min-row-height="0.504cm" fo:background-color="transparent" fo:keep-together="auto">
        <style:background-image/>
      </style:table-row-properties>
    </style:style>
    <style:style style:name="Tabella1.30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5a1554" style:font-size-asian="15pt" style:font-weight-asian="bold" style:font-size-complex="15pt" style:font-weight-complex="bold"/>
    </style:style>
    <style:style style:name="P60" style:family="paragraph" style:parent-style-name="Table_20_Contents">
      <style:paragraph-properties fo:text-align="justify" style:justify-single-word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officeooo:rsid="001e95a7"/>
    </style:style>
    <style:style style:name="T10" style:family="text">
      <style:text-properties officeooo:rsid="002ef9dd"/>
    </style:style>
    <style:style style:name="T11" style:family="text">
      <style:text-properties officeooo:rsid="004e5167"/>
    </style:style>
    <style:style style:name="T12" style:family="text">
      <style:text-properties officeooo:rsid="005a1554"/>
    </style:style>
    <style:style style:name="T13" style:family="text">
      <style:text-properties officeooo:rsid="005a589a"/>
    </style:style>
    <style:style style:name="T14" style:family="text">
      <style:text-properties officeooo:rsid="005c5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placeholder text:placeholder-type="text">&lt;if test="True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table:number-columns-spanned="9" office:value-type="string">
            <text:p text:style-name="P59">STAMPA <text:span text:style-name="T12">PER FORNITO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47">Progressivo</text:p>
          </table:table-cell>
          <table:table-cell table:style-name="Tabella1.A2" office:value-type="string">
            <text:p text:style-name="P47">Data</text:p>
          </table:table-cell>
          <table:table-cell table:style-name="Tabella1.A2" table:number-columns-spanned="3" office:value-type="string">
            <text:p text:style-name="P47">Fornitore</text:p>
          </table:table-cell>
          <table:covered-table-cell/>
          <table:covered-table-cell/>
          <table:table-cell table:style-name="Tabella1.F2" table:number-columns-spanned="4" office:value-type="string">
            <text:p text:style-name="P47">DDT / Fattura n°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2"><text:placeholder text:placeholder-type="text">&lt;o.ref&gt;</text:placeholder></text:p>
          </table:table-cell>
          <table:table-cell table:style-name="Tabella1.B3" office:value-type="string">
            <text:p text:style-name="P12"><text:placeholder text:placeholder-type="text">&lt;formatLang(o.insert_date, date=True)&gt;</text:placeholder></text:p>
          </table:table-cell>
          <table:table-cell table:style-name="Tabella1.C3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3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2" table:number-columns-spanned="4" office:value-type="string">
            <text:p text:style-name="P48">Tipo</text:p>
          </table:table-cell>
          <table:covered-table-cell/>
          <table:covered-table-cell/>
          <table:covered-table-cell/>
          <table:table-cell table:style-name="Tabella1.F2" table:number-columns-spanned="5" office:value-type="string">
            <text:p text:style-name="P48">Origin<text:span text:style-name="T10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4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table-cell table:style-name="Tabella1.E6" table:number-columns-spanned="5" office:value-type="string">
            <text:p text:style-name="P4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7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2" table:number-columns-spanned="7" office:value-type="string">
            <text:p text:style-name="P16">Prodotto / <text:span text:style-name="T13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F2" table:number-columns-spanned="2" office:value-type="string">
            <text:p text:style-name="P11">Scadenza</text:p>
          </table:table-cell>
          <table:covered-table-cell/>
        </table:table-row>
        <table:table-row table:style-name="Tabella1.8">
          <table:table-cell table:style-name="Tabella1.A9" table:number-columns-spanned="7" office:value-type="string">
            <text:p text:style-name="P15"><text:placeholder text:placeholder-type="text">&lt;o.lot_id.product_id.name if o.lot_id.product_id else ''&gt;</text:placeholder> <text:span text:style-name="T14">[Lotto n. </text:span><text:placeholder text:placeholder-type="text">&lt;o.label_lot or ''&gt;</text:placeholder><text:span text:style-name="T14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9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4">
          <table:table-cell table:style-name="Tabella1.A10" table:number-columns-spanned="9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F2" table:number-columns-spanned="9" office:value-type="string">
            <text:p text:style-name="P22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9" office:value-type="string">
            <text:p text:style-name="P42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9" office:value-type="string">
            <text:p text:style-name="P25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F2" table:number-columns-spanned="9" office:value-type="string">
            <text:p text:style-name="P24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7" office:value-type="string">
            <text:p text:style-name="P61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3" table:number-columns-spanned="2" office:value-type="string">
            <text:p text:style-name="P32">Quantità </text:p>
          </table:table-cell>
          <table:covered-table-cell/>
        </table:table-row>
        <table:table-row table:style-name="Tabella1.14">
          <table:table-cell table:style-name="Tabella1.A13" table:number-columns-spanned="9" office:value-type="string">
            <text:p text:style-name="P3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7" office:value-type="string">
            <text:p text:style-name="P64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3" table:number-columns-spanned="2" office:value-type="string">
            <text:p text:style-name="P44"><text:placeholder text:placeholder-type="text">&lt;l.qty if l.qty else ''&gt;</text:placeholder></text:p>
          </table:table-cell>
          <table:covered-table-cell/>
        </table:table-row>
        <table:table-row table:style-name="Tabella1.14">
          <table:table-cell table:style-name="Tabella1.A13" table:number-columns-spanned="9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9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9" office:value-type="string">
            <text:p text:style-name="P25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F2" table:number-columns-spanned="9" office:value-type="string">
            <text:p text:style-name="P57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24" table:number-columns-spanned="3" office:value-type="string">
            <text:p text:style-name="P35">Tipo</text:p>
          </table:table-cell>
          <table:covered-table-cell/>
          <table:covered-table-cell/>
          <table:table-cell table:style-name="Tabella1.A24" table:number-columns-spanned="3" office:value-type="string">
            <text:p text:style-name="P35">Descrizione interna</text:p>
          </table:table-cell>
          <table:covered-table-cell/>
          <table:covered-table-cell/>
          <table:table-cell table:style-name="Tabella1.A24" table:number-columns-spanned="2" office:value-type="string">
            <text:p text:style-name="P35">Protocollo</text:p>
          </table:table-cell>
          <table:covered-table-cell/>
          <table:table-cell table:style-name="Tabella1.I24" office:value-type="string">
            <text:p text:style-name="P35">Data Prot.</text:p>
          </table:table-cell>
        </table:table-row>
        <table:table-row table:style-name="Tabella1.14">
          <table:table-cell table:style-name="Tabella1.A13" table:number-columns-spanned="9" office:value-type="string">
            <text:p text:style-name="P3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3" office:value-type="string">
            <text:p text:style-name="P43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6" table:number-columns-spanned="3" office:value-type="string">
            <text:p text:style-name="P43"><text:placeholder text:placeholder-type="text">&lt;l.name if l.name else ''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43"><text:placeholder text:placeholder-type="text">&lt;l.prot_number if l.prot_number else ''&gt;</text:placeholder></text:p>
          </table:table-cell>
          <table:covered-table-cell/>
          <table:table-cell table:style-name="Tabella1.A13" office:value-type="string">
            <text:p text:style-name="P43"><text:placeholder text:placeholder-type="text">&lt;formatLang(l.prot_date, date=True) if l.prot_date else ''&gt;</text:placeholder></text:p>
          </table:table-cell>
        </table:table-row>
        <table:table-row table:style-name="Tabella1.27">
          <table:table-cell table:style-name="Tabella1.A13" table:number-columns-spanned="9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3" table:number-columns-spanned="9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F2" table:number-columns-spanned="9" office:value-type="string">
            <text:p text:style-name="P22">Note <text:span text:style-name="T9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13" table:number-columns-spanned="9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30"><text:soft-page-break/><text:placeholder text:placeholder-type="text">&lt;/if&gt;</text:placeholder></text:p>
      <text:p text:style-name="P39"/>
      <text:p text:style-name="P40"><text:placeholder text:placeholder-type="text">&lt;if test="True"&gt;</text:placeholder></text:p>
      <text:p text:style-name="P3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58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47">Progressivo</text:p>
          </table:table-cell>
          <table:table-cell table:style-name="Tabella4.A2" office:value-type="string">
            <text:p text:style-name="P50">Data</text:p>
          </table:table-cell>
          <table:table-cell table:style-name="Tabella4.A2" table:number-columns-spanned="2" office:value-type="string">
            <text:p text:style-name="P50">Fornitore</text:p>
          </table:table-cell>
          <table:covered-table-cell/>
          <table:table-cell table:style-name="Tabella4.E2" table:number-columns-spanned="2" office:value-type="string">
            <text:p text:style-name="P50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48">Tipo</text:p>
          </table:table-cell>
          <table:covered-table-cell/>
          <table:table-cell table:style-name="Tabella4.E2" table:number-columns-spanned="4" office:value-type="string">
            <text:p text:style-name="P50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6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7">Quantità <text:span text:style-name="T11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4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1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2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49"/>
          </table:table-cell>
          <table:table-cell table:style-name="Tabella4.A2" table:number-columns-spanned="2" office:value-type="string">
            <text:p text:style-name="P51">Lotto etichetta</text:p>
          </table:table-cell>
          <table:covered-table-cell/>
          <table:table-cell table:style-name="Tabella4.A2" table:number-columns-spanned="2" office:value-type="string">
            <text:p text:style-name="P52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62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63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5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3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4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3">Quantità</text:p>
          </table:table-cell>
        </table:table-row>
        <table:table-row>
          <table:table-cell table:style-name="Tabella4.A20" table:number-columns-spanned="6" office:value-type="string">
            <text:p text:style-name="P3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5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46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5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57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5">Tipo</text:p>
          </table:table-cell>
          <table:table-cell table:style-name="Tabella4.A27" office:value-type="string">
            <text:p text:style-name="P35">Descrizione interna</text:p>
          </table:table-cell>
          <table:table-cell table:style-name="Tabella4.A27" table:number-columns-spanned="2" office:value-type="string">
            <text:p text:style-name="P35">Protocollo</text:p>
          </table:table-cell>
          <table:covered-table-cell/>
          <table:table-cell table:style-name="Tabella4.E27" table:number-columns-spanned="2" office:value-type="string">
            <text:p text:style-name="P35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3"><text:placeholder text:placeholder-type="text">&lt;l.type_id.name if l.type_id else ''&gt;</text:placeholder></text:p>
          </table:table-cell>
          <table:table-cell table:style-name="Tabella4.B29" office:value-type="string">
            <text:p text:style-name="P43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3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3"><text:placeholder text:placeholder-type="text">&lt;formatLang(l.prot_date, date=True) if l.prot_date else ''&gt;</text:placeholder></text:p>
          </table:table-cell>
          <table:covered-table-cell/>
        </table:table-row>
        <text:soft-page-break/>
        <table:table-row>
          <table:table-cell table:style-name="Tabella4.A30" table:number-columns-spanned="6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Note <text:span text:style-name="T9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0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6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19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P38"/>
      <text:p text:style-name="P2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8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<text:placeholder text:placeholder-type="text">&lt;if test="o.state in ('saw', 'closed')"&gt;</text:placeholder></text:p>
        <text:p text:style-name="MP8"><text:span text:style-name="MT8"><text:tab/>Responsabile della Qualità<text:line-break/><text:tab/><text:tab/></text:span><text:span text:style-name="MT8"><draw:frame draw:style-name="Mfr3" draw:name="Immagine1" text:anchor-type="as-char" svg:width="5.001cm" style:rel-width="25%" svg:height="1.02cm" style:rel-height="51%" draw:z-index="5"><draw:image xlink:href="Pictures/10000000000000A8000000285DF9493B.png" xlink:type="simple" xlink:show="embed" xlink:actuate="onLoad"/></draw:frame></text:span><text:span text:style-name="MT8"><text:tab/><text:line-break/></text:span><text:placeholder text:placeholder-type="text">&lt;/if&gt;</text:placeholder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7-04T16:53:37.202680894</dc:date>
    <meta:editing-duration>P1DT17H37M34S</meta:editing-duration>
    <meta:editing-cycles>456</meta:editing-cycles>
    <meta:generator>LibreOffice/4.3.3.2$Linux_X86_64 LibreOffice_project/430m0$Build-2</meta:generator>
    <dc:creator>thebrush </dc:creator>
    <meta:document-statistic meta:table-count="2" meta:image-count="3" meta:object-count="0" meta:page-count="3" meta:paragraph-count="103" meta:word-count="368" meta:character-count="2942" meta:non-whitespace-character-count="2629"/>
    <meta:user-defined meta:name="Info 1"/>
    <meta:user-defined meta:name="Info 2"/>
    <meta:user-defined meta:name="Info 3"/>
    <meta:user-defined meta:name="Info 4"/>
  </office:meta>
</office:document-meta>
</file>